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Times New Roman" fo:font-size="12pt" officeooo:rsid="00043854" officeooo:paragraph-rsid="00043854" style:font-size-asian="12pt" style:font-size-complex="12pt"/>
    </style:style>
    <style:style style:name="P2" style:family="paragraph" style:parent-style-name="Text_20_body">
      <style:paragraph-properties fo:text-align="center" style:justify-single-word="false"/>
      <style:text-properties style:font-name="Times New Roman" fo:font-size="12pt" officeooo:rsid="005b68a0" officeooo:paragraph-rsid="00043854" style:font-size-asian="12pt" style:font-size-complex="12pt"/>
    </style:style>
    <style:style style:name="P3" style:family="paragraph" style:parent-style-name="Text_20_body">
      <style:paragraph-properties fo:text-align="center" style:justify-single-word="false"/>
      <style:text-properties style:font-name="Times New Roman" fo:font-size="12pt" officeooo:rsid="01203f41" officeooo:paragraph-rsid="00043854" style:font-size-asian="12pt" style:font-size-complex="12pt"/>
    </style:style>
    <style:style style:name="P4" style:family="paragraph" style:parent-style-name="Text_20_body">
      <style:paragraph-properties fo:text-align="center" style:justify-single-word="false"/>
      <style:text-properties style:font-name="Liberation Serif" fo:font-size="12pt" officeooo:rsid="003de28e" officeooo:paragraph-rsid="00125e9c" style:font-size-asian="12pt" style:font-size-complex="12pt"/>
    </style:style>
    <style:style style:name="P5" style:family="paragraph" style:parent-style-name="Text_20_body">
      <style:paragraph-properties fo:text-align="center" style:justify-single-word="false"/>
      <style:text-properties style:font-name="Liberation Serif" fo:font-size="12pt" officeooo:rsid="0009bbd9" officeooo:paragraph-rsid="0009bbd9" style:font-size-asian="12pt" style:font-size-complex="12pt"/>
    </style:style>
    <style:style style:name="P6" style:family="paragraph" style:parent-style-name="Text_20_body">
      <style:paragraph-properties fo:text-align="start" style:justify-single-word="false"/>
      <style:text-properties style:font-name="Liberation Serif" fo:font-size="12pt" officeooo:rsid="0009bbd9" officeooo:paragraph-rsid="0009bbd9" style:font-size-asian="12pt" style:font-size-complex="12pt"/>
    </style:style>
    <style:style style:name="P7" style:family="paragraph" style:parent-style-name="Text_20_body">
      <style:paragraph-properties fo:text-align="start" style:justify-single-word="false"/>
      <style:text-properties officeooo:rsid="00193294" officeooo:paragraph-rsid="00193294"/>
    </style:style>
    <style:style style:name="P8" style:family="paragraph" style:parent-style-name="Text_20_body">
      <style:paragraph-properties fo:text-align="start" style:justify-single-word="false"/>
      <style:text-properties style:font-name="Liberation Serif" fo:font-size="12pt" officeooo:rsid="0019a973" officeooo:paragraph-rsid="0019a973" style:font-size-asian="12pt" style:font-size-complex="12pt"/>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Standard">
      <style:text-properties officeooo:rsid="00043854" officeooo:paragraph-rsid="00043854"/>
    </style:style>
    <style:style style:name="P14" style:family="paragraph" style:parent-style-name="Standard">
      <style:text-properties officeooo:rsid="00027b21" officeooo:paragraph-rsid="00027b21"/>
    </style:style>
    <style:style style:name="P15" style:family="paragraph" style:parent-style-name="Heading_20_1" style:list-style-name=""/>
    <style:style style:name="P16" style:family="paragraph" style:parent-style-name="Heading_20_1">
      <style:paragraph-properties fo:break-before="page"/>
      <style:text-properties officeooo:rsid="0019a973" officeooo:paragraph-rsid="0019a973"/>
    </style:style>
    <style:style style:name="P17" style:family="paragraph" style:parent-style-name="Text_20_body">
      <style:text-properties officeooo:rsid="0019a973" officeooo:paragraph-rsid="0019a973"/>
    </style:style>
    <style:style style:name="P18" style:family="paragraph" style:parent-style-name="Text_20_body">
      <style:text-properties officeooo:rsid="001a51e3" officeooo:paragraph-rsid="001a51e3"/>
    </style:style>
    <style:style style:name="P19" style:family="paragraph" style:parent-style-name="Heading_20_2">
      <style:text-properties officeooo:paragraph-rsid="0019a973"/>
    </style:style>
    <style:style style:name="P20" style:family="paragraph" style:parent-style-name="Text_20_body">
      <style:text-properties officeooo:rsid="00182b9b" officeooo:paragraph-rsid="0019a973"/>
    </style:style>
    <style:style style:name="P21" style:family="paragraph" style:parent-style-name="Text_20_body">
      <style:text-properties officeooo:paragraph-rsid="0019a973"/>
    </style:style>
    <style:style style:name="P22" style:family="paragraph" style:parent-style-name="Text_20_body">
      <style:text-properties officeooo:rsid="00193294" officeooo:paragraph-rsid="0019a973"/>
    </style:style>
    <style:style style:name="P23" style:family="paragraph" style:parent-style-name="Heading_20_2">
      <style:text-properties officeooo:rsid="0009bbd9" officeooo:paragraph-rsid="0009bbd9"/>
    </style:style>
    <style:style style:name="P24" style:family="paragraph" style:parent-style-name="Standard">
      <style:text-properties officeooo:rsid="0009bbd9" officeooo:paragraph-rsid="0009bbd9"/>
    </style:style>
    <style:style style:name="P25" style:family="paragraph" style:parent-style-name="Standard">
      <style:text-properties officeooo:rsid="001e5eac" officeooo:paragraph-rsid="0009bbd9"/>
    </style:style>
    <style:style style:name="P26" style:family="paragraph" style:parent-style-name="Heading_20_2" style:list-style-name=""/>
    <style:style style:name="P27" style:family="paragraph" style:parent-style-name="Heading_20_2">
      <style:paragraph-properties fo:break-before="page"/>
    </style:style>
    <style:style style:name="P28" style:family="paragraph" style:parent-style-name="Heading_20_2">
      <style:text-properties officeooo:paragraph-rsid="0009bbd9"/>
    </style:style>
    <style:style style:name="P29" style:family="paragraph" style:parent-style-name="Heading_20_3">
      <style:text-properties officeooo:paragraph-rsid="0009bbd9"/>
    </style:style>
    <style:style style:name="P30" style:family="paragraph" style:parent-style-name="Text_20_body">
      <style:text-properties officeooo:paragraph-rsid="0009bbd9"/>
    </style:style>
    <style:style style:name="P31" style:family="paragraph" style:parent-style-name="Standard">
      <style:text-properties officeooo:rsid="00158159" officeooo:paragraph-rsid="00158159"/>
    </style:style>
    <style:style style:name="P32" style:family="paragraph" style:parent-style-name="Heading_20_1">
      <style:text-properties officeooo:rsid="0008ae71"/>
    </style:style>
    <style:style style:name="P33" style:family="paragraph" style:parent-style-name="Heading_20_2">
      <style:text-properties officeooo:rsid="0008ae71"/>
    </style:style>
    <style:style style:name="P34" style:family="paragraph" style:parent-style-name="Text_20_body">
      <style:text-properties officeooo:rsid="0008ae71" officeooo:paragraph-rsid="0008ae71"/>
    </style:style>
    <style:style style:name="P35" style:family="paragraph" style:parent-style-name="Heading_20_1">
      <style:text-properties officeooo:rsid="00193294"/>
    </style:style>
    <style:style style:name="P36" style:family="paragraph" style:parent-style-name="Text_20_body">
      <style:paragraph-properties fo:break-before="page"/>
      <style:text-properties officeooo:paragraph-rsid="00101091"/>
    </style:style>
    <style:style style:name="P37" style:family="paragraph" style:parent-style-name="Text_20_body">
      <style:text-properties officeooo:rsid="0009704d" officeooo:paragraph-rsid="0009704d"/>
    </style:style>
    <style:style style:name="P38" style:family="paragraph" style:parent-style-name="Text_20_body">
      <style:text-properties officeooo:rsid="000a4bee" officeooo:paragraph-rsid="000a4bee"/>
    </style:style>
    <style:style style:name="P39" style:family="paragraph" style:parent-style-name="Text_20_body">
      <style:text-properties officeooo:rsid="0009bbd9" officeooo:paragraph-rsid="000a4bee"/>
    </style:style>
    <style:style style:name="P40" style:family="paragraph" style:parent-style-name="Text_20_body">
      <style:text-properties officeooo:rsid="00101091" officeooo:paragraph-rsid="00101091"/>
    </style:style>
    <style:style style:name="P41" style:family="paragraph" style:parent-style-name="Text_20_body">
      <style:text-properties officeooo:rsid="0009bbd9" officeooo:paragraph-rsid="00101091"/>
    </style:style>
    <style:style style:name="P42" style:family="paragraph" style:parent-style-name="Heading_20_1">
      <style:text-properties loext:padding="0cm" loext:border="none"/>
    </style:style>
    <style:style style:name="P43" style:family="paragraph" style:parent-style-name="Heading_20_2">
      <style:paragraph-properties fo:margin-left="0cm" fo:margin-right="0cm" fo:margin-top="0cm" fo:margin-bottom="0.339cm" style:contextual-spacing="false" fo:text-indent="0cm" style:auto-text-indent="false"/>
      <style:text-properties loext:padding="0cm" loext:border="none"/>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style>
    <style:style style:name="P45" style:family="paragraph" style:parent-style-name="Text_20_body">
      <style:paragraph-properties fo:margin-top="0cm" fo:margin-bottom="0cm" style:contextual-spacing="false"/>
      <style:text-properties loext:padding="0cm" loext:border="none"/>
    </style:style>
    <style:style style:name="P46" style:family="paragraph" style:parent-style-name="Heading_20_1">
      <style:text-properties officeooo:rsid="0013e034"/>
    </style:style>
    <style:style style:name="P47" style:family="paragraph" style:parent-style-name="Text_20_body">
      <style:text-properties officeooo:rsid="0013e034" officeooo:paragraph-rsid="0013e034"/>
    </style:style>
    <style:style style:name="P48" style:family="paragraph" style:parent-style-name="Heading_20_1">
      <style:paragraph-properties fo:break-before="page"/>
    </style:style>
    <style:style style:name="P49" style:family="paragraph" style:parent-style-name="Text_20_body">
      <style:text-properties fo:color="#000000" loext:opacity="100%" officeooo:rsid="001a702e" officeooo:paragraph-rsid="000a4bee"/>
    </style:style>
    <style:style style:name="P50" style:family="paragraph" style:parent-style-name="Standard">
      <style:text-properties fo:color="#000000" loext:opacity="100%" officeooo:rsid="000be57a" officeooo:paragraph-rsid="000be57a"/>
    </style:style>
    <style:style style:name="P51" style:family="paragraph" style:parent-style-name="Heading_20_1">
      <style:text-properties officeooo:paragraph-rsid="000a4bee"/>
    </style:style>
    <style:style style:name="P52" style:family="paragraph" style:parent-style-name="Standard">
      <style:text-properties fo:color="#000000" loext:opacity="100%" officeooo:rsid="001a702e" officeooo:paragraph-rsid="000a4bee"/>
    </style:style>
    <style:style style:name="P53" style:family="paragraph" style:parent-style-name="Heading_20_2">
      <style:text-properties officeooo:paragraph-rsid="000a4bee"/>
    </style:style>
    <style:style style:name="P54" style:family="paragraph" style:parent-style-name="Standard">
      <style:text-properties fo:color="#000000" loext:opacity="100%" officeooo:rsid="001aa6e5" officeooo:paragraph-rsid="000a4bee"/>
    </style:style>
    <style:style style:name="P55" style:family="paragraph" style:parent-style-name="Text_20_body">
      <style:text-properties officeooo:paragraph-rsid="000a4bee"/>
    </style:style>
    <style:style style:name="P56" style:family="paragraph" style:parent-style-name="Heading_20_2">
      <style:paragraph-properties fo:break-before="page"/>
      <style:text-properties officeooo:paragraph-rsid="000a4bee"/>
    </style:style>
    <style:style style:name="P57" style:family="paragraph" style:parent-style-name="Preformatted_20_Text">
      <style:text-properties officeooo:rsid="001cc888" officeooo:paragraph-rsid="000a4bee"/>
    </style:style>
    <style:style style:name="P58" style:family="paragraph" style:parent-style-name="Preformatted_20_Text">
      <style:text-properties officeooo:paragraph-rsid="000a4bee"/>
    </style:style>
    <style:style style:name="P59" style:family="paragraph" style:parent-style-name="Preformatted_20_Text">
      <style:text-properties officeooo:rsid="000d643c" officeooo:paragraph-rsid="000a4bee"/>
    </style:style>
    <style:style style:name="P60" style:family="paragraph" style:parent-style-name="Text_20_body">
      <style:text-properties officeooo:rsid="001cc888" officeooo:paragraph-rsid="000a4bee"/>
    </style:style>
    <style:style style:name="P61" style:family="paragraph" style:parent-style-name="Text_20_body">
      <style:text-properties officeooo:rsid="001d1935" officeooo:paragraph-rsid="000a4bee"/>
    </style:style>
    <style:style style:name="P62" style:family="paragraph" style:parent-style-name="Heading_20_3">
      <style:text-properties officeooo:paragraph-rsid="000a4bee"/>
    </style:style>
    <style:style style:name="P63" style:family="paragraph" style:parent-style-name="Text_20_body">
      <style:text-properties officeooo:rsid="001f8b91" officeooo:paragraph-rsid="000a4bee"/>
    </style:style>
    <style:style style:name="P64" style:family="paragraph" style:parent-style-name="Text_20_body">
      <style:text-properties fo:font-variant="normal" fo:text-transform="none" style:font-name="Liberation Serif" fo:font-size="12pt" fo:letter-spacing="normal" fo:font-style="normal" fo:font-weight="normal" officeooo:rsid="001d1935" officeooo:paragraph-rsid="000a4bee" style:font-weight-asian="normal" style:font-weight-complex="normal"/>
    </style:style>
    <style:style style:name="P65" style:family="paragraph" style:parent-style-name="Text_20_body">
      <style:text-properties fo:font-variant="normal" fo:text-transform="none" style:font-name="Liberation Serif" fo:font-size="12pt" fo:letter-spacing="normal" fo:font-style="normal" fo:font-weight="normal" officeooo:rsid="001f8b91" officeooo:paragraph-rsid="000a4bee" style:font-weight-asian="normal" style:font-weight-complex="normal"/>
    </style:style>
    <style:style style:name="P66" style:family="paragraph" style:parent-style-name="Text_20_body">
      <style:text-properties fo:font-variant="normal" fo:text-transform="none" style:font-name="Roboto" fo:font-size="12pt" fo:letter-spacing="normal" fo:font-style="normal" fo:font-weight="normal" officeooo:paragraph-rsid="000a4bee" style:font-weight-asian="normal" style:font-weight-complex="normal"/>
    </style:style>
    <style:style style:name="P67" style:family="paragraph" style:parent-style-name="Text_20_body">
      <style:text-properties fo:font-variant="normal" fo:text-transform="none" style:font-name="Roboto" fo:font-size="12pt" fo:letter-spacing="normal" fo:font-style="normal" fo:font-weight="normal" officeooo:rsid="0021013b" officeooo:paragraph-rsid="000a4bee" style:font-weight-asian="normal" style:font-weight-complex="normal"/>
    </style:style>
    <style:style style:name="P68" style:family="paragraph" style:parent-style-name="Text_20_body">
      <style:paragraph-properties fo:break-before="page"/>
      <style:text-properties fo:font-variant="normal" fo:text-transform="none" style:font-name="Liberation Serif" fo:font-size="12pt" fo:letter-spacing="normal" fo:font-style="normal" fo:font-weight="normal" officeooo:rsid="001f8b91" officeooo:paragraph-rsid="000a4bee" style:font-weight-asian="normal" style:font-weight-complex="normal"/>
    </style:style>
    <style:style style:name="P69" style:family="paragraph" style:parent-style-name="Text_20_body">
      <style:text-properties officeooo:rsid="001ba0b1" officeooo:paragraph-rsid="001ba0b1"/>
    </style:style>
    <style:style style:name="P70" style:family="paragraph" style:parent-style-name="Heading_20_2">
      <style:text-properties officeooo:rsid="00027b21"/>
    </style:style>
    <style:style style:name="T1" style:family="text">
      <style:text-properties officeooo:rsid="0008ae71"/>
    </style:style>
    <style:style style:name="T2" style:family="text">
      <style:text-properties officeooo:rsid="0118e974"/>
    </style:style>
    <style:style style:name="T3" style:family="text">
      <style:text-properties officeooo:rsid="0009bbd9"/>
    </style:style>
    <style:style style:name="T4" style:family="text">
      <style:text-properties officeooo:rsid="00043854"/>
    </style:style>
    <style:style style:name="T5" style:family="text">
      <style:text-properties officeooo:rsid="00125e9c"/>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241932" style:font-size-asian="12pt" style:font-size-complex="12pt"/>
    </style:style>
    <style:style style:name="T9" style:family="text">
      <style:text-properties style:font-name="Liberation Serif" fo:font-size="12pt" officeooo:rsid="0019a973" style:font-size-asian="12pt" style:font-size-complex="12pt"/>
    </style:style>
    <style:style style:name="T10" style:family="text">
      <style:text-properties officeooo:rsid="001a51e3"/>
    </style:style>
    <style:style style:name="T11" style:family="text">
      <style:text-properties officeooo:rsid="00193294"/>
    </style:style>
    <style:style style:name="T12" style:family="text">
      <style:text-properties fo:font-style="italic" style:font-style-asian="italic" style:font-style-complex="italic"/>
    </style:style>
    <style:style style:name="T13" style:family="text">
      <style:text-properties officeooo:rsid="0013e034"/>
    </style:style>
    <style:style style:name="T14" style:family="text">
      <style:text-properties officeooo:rsid="00101091"/>
    </style:style>
    <style:style style:name="T15" style:family="text">
      <style:text-properties loext:padding="0cm" loext:border="none"/>
    </style:style>
    <style:style style:name="T16" style:family="text">
      <style:text-properties fo:font-variant="normal" fo:text-transform="none" style:font-name="Roboto" fo:font-size="12pt" fo:letter-spacing="normal" fo:font-style="normal" fo:font-weight="normal"/>
    </style:style>
    <style:style style:name="T17" style:family="text">
      <style:text-properties fo:font-variant="normal" fo:text-transform="none" style:font-name="Roboto" fo:font-size="12pt" fo:letter-spacing="normal" fo:font-style="normal" fo:font-weight="normal" officeooo:rsid="001dec2c"/>
    </style:style>
    <style:style style:name="T18" style:family="text">
      <style:text-properties officeooo:rsid="000f51ca"/>
    </style:style>
    <style:style style:name="T19" style:family="text">
      <style:text-properties officeooo:rsid="001d1935"/>
    </style:style>
    <style:style style:name="T20" style:family="text">
      <style:text-properties officeooo:rsid="00212a2e"/>
    </style:style>
    <style:style style:name="T21" style:family="text">
      <style:text-properties fo:font-variant="normal" fo:text-transform="none" style:font-name="Liberation Serif" fo:font-size="12pt" fo:letter-spacing="normal" fo:font-style="normal" fo:font-weight="normal" style:font-weight-asian="normal" style:font-weight-complex="normal"/>
    </style:style>
    <style:style style:name="T22" style:family="text">
      <style:text-properties fo:font-variant="normal" fo:text-transform="none" style:font-name="Liberation Serif" fo:font-size="12pt" fo:letter-spacing="normal" fo:font-style="normal" fo:font-weight="normal" officeooo:rsid="001d1935" style:font-weight-asian="normal" style:font-weight-complex="normal"/>
    </style:style>
    <style:style style:name="T23" style:family="text">
      <style:text-properties fo:font-variant="normal" fo:text-transform="none" style:font-name="Liberation Serif" fo:font-size="12pt" fo:letter-spacing="normal" fo:font-style="normal" fo:font-weight="normal" officeooo:rsid="001f8b91" style:font-weight-asian="normal" style:font-weight-complex="normal"/>
    </style:style>
    <style:style style:name="T24" style:family="text">
      <style:text-properties fo:font-variant="normal" fo:text-transform="none" style:font-name="Liberation Serif" fo:font-size="12pt" fo:letter-spacing="normal" fo:font-style="normal" fo:font-weight="normal" officeooo:rsid="001dec2c" style:font-weight-asian="normal" style:font-weight-complex="normal"/>
    </style:style>
    <style:style style:name="T25" style:family="text">
      <style:text-properties fo:font-variant="normal" fo:text-transform="none" style:font-name="Roboto" fo:font-size="12pt" fo:letter-spacing="normal" fo:font-style="normal" fo:font-weight="normal" style:font-weight-asian="normal" style:font-weight-complex="normal"/>
    </style:style>
    <style:style style:name="T26" style:family="text">
      <style:text-properties fo:font-variant="normal" fo:text-transform="none" style:font-name="Liberation Serif" fo:font-size="12pt" fo:letter-spacing="normal" fo:font-style="normal" fo:font-weight="normal" officeooo:rsid="0021013b"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urboCASH Bible Script</text:p>
      <text:p text:style-name="P1">Philip Copeman</text:p>
      <text:p text:style-name="P1"/>
      <text:p text:style-name="P2"><text:span text:style-name="T1">2</text:span><text:span text:style-name="T2"> </text:span><text:span text:style-name="T3">Oc</text:span><text:span text:style-name="T2">t</text:span> 2024</text:p>
      <text:p text:style-name="P2">This draft WILL DEFINITELY CHANGE AND BE MODIFIED. It is NOT FINAL.</text:p>
      <text:p text:style-name="P3">Target reader is <text:span text:style-name="T4"><text:s/></text:span><text:span text:style-name="T3">an LLM</text:span></text:p>
      <text:p text:style-name="P4">Copyright Philip Copeman </text:p>
      <text:p text:style-name="P4">Creative Commons Int 4.0 2024 <text:span text:style-name="T5">(with attribution)</text:span></text:p>
      <text:p text:style-name="P5">(quote it, transfrom it, redistribute it as long as you give Philip Copeman the origination credit.) </text:p>
      <text:p text:style-name="P6"/>
      <text:p text:style-name="P7"><text:span text:style-name="T6">This is not a user friendly Manual.</text:span><text:span text:style-name="T7"> It is kept short and terse on purpose. There are the bare <text:s/>minimum of diagrams. The TurboCASHAI bible is primarily for uploading </text:span><text:span text:style-name="T8">as a conversation preamble </text:span><text:span text:style-name="T7">to an LLM like </text:span><text:span text:style-name="T8">Copilot </text:span><text:span text:style-name="T7">Claude or ChatGPT.</text:span></text:p>
      <text:p text:style-name="P7"><text:span text:style-name="T8">Humans </text:span><text:span text:style-name="T7">can (and should) read it, but don’t s</text:span><text:span text:style-name="T8">tress</text:span><text:span text:style-name="T7"> about the terminonolgy, although ultimately you will wa</text:span><text:span text:style-name="T9">n</text:span><text:span text:style-name="T7">t to copy it fo</text:span><text:span text:style-name="T9">r</text:span><text:span text:style-name="T7"> your questions.</text:span></text:p>
      <text:p text:style-name="P8">For a more user friendly read go to our website </text:p>
      <text:p text:style-name="P8">https://www.turbocash.net/a/pages/ai/index.htm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59631_1633927594" text:style-name="Index_20_Link" text:visited-style-name="Index_20_Link">Exercise 1: Generating IFRS Reports<text:tab/>3</text:a></text:p>
          <text:p text:style-name="P10"><text:a xlink:type="simple" xlink:href="#__RefHeading___Toc59633_1633927594" text:style-name="Index_20_Link" text:visited-style-name="Index_20_Link">Exercise 2: Importing Bank Statements<text:tab/>3</text:a></text:p>
          <text:p text:style-name="P10"><text:a xlink:type="simple" xlink:href="#__RefHeading___Toc59637_1633927594" text:style-name="Index_20_Link" text:visited-style-name="Index_20_Link"><text:tab/>3</text:a></text:p>
          <text:p text:style-name="P11"><text:a xlink:type="simple" xlink:href="#__RefHeading___Toc14087_3583783362" text:style-name="Index_20_Link" text:visited-style-name="Index_20_Link">Example importing a bank statement.<text:tab/>3</text:a></text:p>
          <text:p text:style-name="P11"><text:a xlink:type="simple" xlink:href="#__RefHeading___Toc14087_35837833621" text:style-name="Index_20_Link" text:visited-style-name="Index_20_Link">Example formatting statements.<text:tab/>4</text:a></text:p>
          <text:p text:style-name="P11"><text:a xlink:type="simple" xlink:href="#__RefHeading___Toc51961_94744172" text:style-name="Index_20_Link" text:visited-style-name="Index_20_Link">Notation<text:tab/>5</text:a></text:p>
          <text:p text:style-name="P10"><text:a xlink:type="simple" xlink:href="#__RefHeading___Toc51963_94744172" text:style-name="Index_20_Link" text:visited-style-name="Index_20_Link">@socialmediapeople<text:tab/>5</text:a></text:p>
          <text:p text:style-name="P10"><text:a xlink:type="simple" xlink:href="#__RefHeading___Toc51965_94744172" text:style-name="Index_20_Link" text:visited-style-name="Index_20_Link">#hashtags<text:tab/>5</text:a></text:p>
          <text:p text:style-name="P10"><text:a xlink:type="simple" xlink:href="#__RefHeading___Toc51967_94744172" text:style-name="Index_20_Link" text:visited-style-name="Index_20_Link">$object<text:tab/>5</text:a></text:p>
          <text:p text:style-name="P11"><text:a xlink:type="simple" xlink:href="#__RefHeading___Toc28447_94744172" text:style-name="Index_20_Link" text:visited-style-name="Index_20_Link">Business Class<text:tab/>5</text:a></text:p>
          <text:p text:style-name="P11"><text:a xlink:type="simple" xlink:href="#__RefHeading___Toc45070_94744172" text:style-name="Index_20_Link" text:visited-style-name="Index_20_Link">South African Users<text:tab/>6</text:a></text:p>
          <text:p text:style-name="P11"><text:a xlink:type="simple" xlink:href="#__RefHeading___Toc58138_94744172" text:style-name="Index_20_Link" text:visited-style-name="Index_20_Link">Users<text:tab/>6</text:a></text:p>
          <text:p text:style-name="P11"><text:a xlink:type="simple" xlink:href="#__RefHeading___Toc2247_3583783362" text:style-name="Index_20_Link" text:visited-style-name="Index_20_Link">The cost of AI<text:tab/>6</text:a></text:p>
          <text:p text:style-name="P11"><text:a xlink:type="simple" xlink:href="#__RefHeading___Toc2273_3583783362" text:style-name="Index_20_Link" text:visited-style-name="Index_20_Link">Glossary of Key Terms<text:tab/>6</text:a></text:p>
          <text:p text:style-name="P12"><text:a xlink:type="simple" xlink:href="#__RefHeading___Toc58140_94744172" text:style-name="Index_20_Link" text:visited-style-name="Index_20_Link">Machine readable<text:tab/>8</text:a></text:p>
          <text:p text:style-name="P12"><text:a xlink:type="simple" xlink:href="#__RefHeading___Toc209_94744172" text:style-name="Index_20_Link" text:visited-style-name="Index_20_Link">#turbocash<text:tab/>8</text:a></text:p>
          <text:p text:style-name="P11"><text:a xlink:type="simple" xlink:href="#__RefHeading___Toc6915_94744172" text:style-name="Index_20_Link" text:visited-style-name="Index_20_Link">#turbocashai<text:tab/>8</text:a></text:p>
          <text:p text:style-name="P11"><text:a xlink:type="simple" xlink:href="#__RefHeading___Toc6917_94744172" text:style-name="Index_20_Link" text:visited-style-name="Index_20_Link">#absacsv<text:tab/>8</text:a></text:p>
          <text:p text:style-name="P11"><text:a xlink:type="simple" xlink:href="#__RefHeading___Toc12495_94744172" text:style-name="Index_20_Link" text:visited-style-name="Index_20_Link">#turbocashcashbookimportexport<text:tab/>8</text:a></text:p>
          <text:p text:style-name="P11"><text:a xlink:type="simple" xlink:href="#__RefHeading___Toc7014_94744172" text:style-name="Index_20_Link" text:visited-style-name="Index_20_Link">#fnbofc<text:tab/>10</text:a></text:p>
          <text:p text:style-name="P11"><text:a xlink:type="simple" xlink:href="#__RefHeading___Toc7016_94744172" text:style-name="Index_20_Link" text:visited-style-name="Index_20_Link">#handymanbtrialbalance<text:tab/>12</text:a></text:p>
          <text:p text:style-name="P11"><text:a xlink:type="simple" xlink:href="#__RefHeading___Toc12497_94744172" text:style-name="Index_20_Link" text:visited-style-name="Index_20_Link">Example Prompts for Handyman<text:tab/>14</text:a></text:p>
          <text:p text:style-name="P10"><text:a xlink:type="simple" xlink:href="#__RefHeading___Toc12499_94744172" text:style-name="Index_20_Link" text:visited-style-name="Index_20_Link">Ofc to cashbook import<text:tab/>14</text:a></text:p>
          <text:p text:style-name="P10"><text:a xlink:type="simple" xlink:href="#__RefHeading___Toc12501_94744172" text:style-name="Index_20_Link" text:visited-style-name="Index_20_Link">IFRS Reporting<text:tab/>17</text:a></text:p>
          <text:p text:style-name="P10"><text:a xlink:type="simple" xlink:href="#__RefHeading___Toc59641_1633927594" text:style-name="Index_20_Link" text:visited-style-name="Index_20_Link">Sub Accounts<text:tab/>19</text:a></text:p>
        </text:index-body>
      </text:table-of-content>
      <text:p text:style-name="P13"/>
      <text:p text:style-name="P13"/>
      <text:p text:style-name="P14"/>
      <text:h text:style-name="P15" text:outline-level="1"/>
      <text:h text:style-name="P16" text:outline-level="1"/>
      <text:h text:style-name="Heading_20_3" text:outline-level="3"><text:bookmark-start text:name="__RefHeading___Toc59631_1633927594"/>Exercise 1: Generating IFRS Reports<text:bookmark-end text:name="__RefHeading___Toc59631_1633927594"/></text:h>
      <text:p text:style-name="P17"/>
      <text:p text:style-name="P17">1. Open Claude and start a new conversation.</text:p>
      <text:p text:style-name="P17">2. Use Tu<text:span text:style-name="T10">r</text:span>boCASH to create a trial balance report in PDF format</text:p>
      <text:p text:style-name="P17">3. Load the <text:span text:style-name="T10">trial blanace into you chat</text:span></text:p>
      <text:p text:style-name="P17"><text:span text:style-name="T10">4</text:span>. Use the following prompt:</text:p>
      <text:p text:style-name="P17"><text:s text:c="3"/>"Using the HANDYMAN-B <text:span text:style-name="T10">trial balance</text:span>, please generate an IFRS-compliant Statement of Financial Position and Statement of Comprehensive Income."</text:p>
      <text:p text:style-name="P17"/>
      <text:p text:style-name="P17"/>
      <text:h text:style-name="Heading_20_3" text:outline-level="3"><text:bookmark-start text:name="__RefHeading___Toc59633_1633927594"/>Exercise 2: Importing Bank Statements<text:bookmark-end text:name="__RefHeading___Toc59633_1633927594"/></text:h>
      <text:p text:style-name="P17"/>
      <text:p text:style-name="P17">1. <text:span text:style-name="T10">Download </text:span>your bank statement file (ensure it's in a compatible format, usually CSV <text:span text:style-name="T10">or OFC</text:span>).</text:p>
      <text:p text:style-name="P18">2. Upload the OFC or CSV file to you Claude chat.</text:p>
      <text:p text:style-name="P18">3. List the TruboCASH chart of accoutnst to a PDF file</text:p>
      <text:p text:style-name="P17"><text:span text:style-name="T10">4</text:span>. In Claude, use the following prompt:</text:p>
      <text:p text:style-name="P17"><text:s text:c="3"/>"Please convert this bank statement data to the TurboCASH import format, allocating accounts based on the HANDYMAN-B chart of accounts."</text:p>
      <text:p text:style-name="P17"/>
      <text:p text:style-name="P17"/>
      <text:p text:style-name="P17"/>
      <text:h text:style-name="Heading_20_3" text:outline-level="3"><text:bookmark-start text:name="__RefHeading___Toc59637_1633927594"/><text:s/><text:bookmark-end text:name="__RefHeading___Toc59637_1633927594"/></text:h>
      <text:h text:style-name="P19" text:outline-level="2"><text:bookmark-start text:name="__RefHeading___Toc14087_3583783362"/>Example importing a bank statement.<text:bookmark-end text:name="__RefHeading___Toc14087_3583783362"/></text:h>
      <text:p text:style-name="P20">TurboCASH is able to import bank statements into the cashbook.</text:p>
      <text:p text:style-name="P20">Downlaod a copy of you banks statementn ofc or csv</text:p>
      <text:p text:style-name="P20">up load it to Claude and promot :</text:p>
      <text:p text:style-name="P20"><text:s/>Here is my monthly bank statement. Please convert to turbocash cash book import #turb<text:span text:style-name="T11">o</text:span>cashcashbookimport</text:p>
      <text:p text:style-name="P21"/>
      <text:h text:style-name="P19" text:outline-level="2"><text:bookmark-start text:name="__RefHeading___Toc14087_35837833621"/><text:soft-page-break/>Example <text:span text:style-name="T11">formatting statements</text:span>.<text:bookmark-end text:name="__RefHeading___Toc14087_35837833621"/></text:h>
      <text:p text:style-name="P21"><text:s/><text:span text:style-name="T11">Using HANDYMANB print a Trial balance to a PDF format.</text:span></text:p>
      <text:p text:style-name="P22">Upload this to Claude.</text:p>
      <text:p text:style-name="P22">Prompt: <text:span text:style-name="T12">Here is my trial balance please can you format it as an IFRS set of accoutns.</text:span></text:p>
      <text:p text:style-name="P21"/>
      <text:h text:style-name="P23" text:outline-level="2"/>
      <text:p text:style-name="P24"/>
      <text:p text:style-name="P24"/>
      <text:p text:style-name="P25"/>
      <text:h text:style-name="P26" text:outline-level="2"/>
      <text:h text:style-name="P27" text:outline-level="2"><text:bookmark text:name="__RefHeading___Toc51996_94744172"/></text:h>
      <text:p text:style-name="P24"/>
      <text:p text:style-name="P24"/>
      <text:p text:style-name="P25"/>
      <text:h text:style-name="P28" text:outline-level="2"><text:bookmark-start text:name="__RefHeading___Toc51961_94744172"/>Notation<text:bookmark-end text:name="__RefHeading___Toc51961_94744172"/></text:h>
      <text:h text:style-name="P29" text:outline-level="3"><text:bookmark-start text:name="__RefHeading___Toc51963_94744172"/>@socialmediapeople <text:bookmark-end text:name="__RefHeading___Toc51963_94744172"/></text:h>
      <text:p text:style-name="P30">are handles for people</text:p>
      <text:p text:style-name="P25"/>
      <text:h text:style-name="P29" text:outline-level="3"><text:bookmark-start text:name="__RefHeading___Toc51965_94744172"/>#hashtags <text:s/><text:bookmark-end text:name="__RefHeading___Toc51965_94744172"/></text:h>
      <text:p text:style-name="P25">denote subjects a subject can have multiple subjects. It is a machine driven way of searching social media</text:p>
      <text:p text:style-name="P25"/>
      <text:h text:style-name="P29" text:outline-level="3"><text:bookmark-start text:name="__RefHeading___Toc51967_94744172"/>$object<text:bookmark-end text:name="__RefHeading___Toc51967_94744172"/></text:h>
      <text:p text:style-name="P25"/>
      <text:p text:style-name="P25">The root object is $turbocash or simplified as $</text:p>
      <text:p text:style-name="P25"/>
      <text:p text:style-name="P31">$turbocash.aibible or $aibible</text:p>
      <text:p text:style-name="P25"/>
      <text:p text:style-name="P25">For example $turbocashai.silvertree can be written $silvertree</text:p>
      <text:p text:style-name="P25"/>
      <text:p text:style-name="P13"/>
      <text:h text:style-name="P32" text:outline-level="1"/>
      <text:h text:style-name="P33" text:outline-level="2"/>
      <text:h text:style-name="Heading_20_2" text:outline-level="2"><text:bookmark-start text:name="__RefHeading___Toc28447_94744172"/>Business Class<text:bookmark-end text:name="__RefHeading___Toc28447_94744172"/></text:h>
      <text:p text:style-name="P34">I you really want to take on <text:span text:style-name="T13">Business, Accounting and </text:span>TurboCASH problems you will need a TurboCASH subscription and if you get addicted to the power, you will need to buy a commercial version of the LLM (<text:span text:style-name="T13">as</text:span> much as $20 for Clause Opus). Currently67 you will need to purchas<text:span text:style-name="T13">e</text:span> this direectly frin the AI vendor.</text:p>
      <text:p text:style-name="P34">Join the TurboCASH AI Group for more regular communications</text:p>
      <text:p text:style-name="P34">Take out a TurboCASH Business Class Subscription $60 a year or $6 per month. Cancelable at any time without further billing.</text:p>
      <text:h text:style-name="P35" text:outline-level="1"/>
      <text:p text:style-name="P36"><text:a xlink:type="simple" xlink:href="https://www.turbocash.net/a/pages/ai/index.html" text:style-name="Internet_20_link" text:visited-style-name="Visited_20_Internet_20_Link"><text:span text:style-name="T14">https://www.turbocash.net/a/pages/ai/index.html</text:span></text:a></text:p>
      <text:h text:style-name="Heading_20_2" text:outline-level="2"><text:bookmark-start text:name="__RefHeading___Toc45070_94744172"/>South African Users<text:bookmark-end text:name="__RefHeading___Toc45070_94744172"/></text:h>
      <text:p text:style-name="P37">We offer local payment at an exchange rate of 15:1 To take up the TurboCASH Business Class Subscription at $60 pay R 900 to Philip Copeman, <text:s/>ABSA 01002723511, please use your email as reference.</text:p>
      <text:p text:style-name="P37"/>
      <text:h text:style-name="Heading_20_2" text:outline-level="2"><text:bookmark-start text:name="__RefHeading___Toc58138_94744172"/>Users <text:bookmark-end text:name="__RefHeading___Toc58138_94744172"/></text:h>
      <text:p text:style-name="P38">TurboCASHAI is now available free to Turbocash Business Class Users.</text:p>
      <text:p text:style-name="P39">To take out a TurboCASH Business Class Subscription : </text:p>
      <text:p text:style-name="P39"><text:a xlink:type="simple" xlink:href="https://www.turbocash.net/pages/TCBuy.html" text:style-name="Internet_20_link" text:visited-style-name="Visited_20_Internet_20_Link">https://www.turbocash.net/pages/TCBuy.html</text:a></text:p>
      <text:p text:style-name="P39"/>
      <text:h text:style-name="Heading_20_2" text:outline-level="2"><text:bookmark-start text:name="__RefHeading___Toc2247_3583783362"/>The cost of AI<text:bookmark-end text:name="__RefHeading___Toc2247_3583783362"/></text:h>
      <text:p text:style-name="P40">TurboCASH AI is free to Business <text:s/>Class Subscribers. This costs $6 per month.</text:p>
      <text:p text:style-name="P40">Currently TurboCASH AI is dependent on a high quality LLM. It cost north of $100 M to develop a <text:s/>credible LLM. Currently this is the domain of FANG companies (Facebook, Amazon, Nvidia, Google – add Microspft and Open AI). This is a competitive market and most of these LLMs are offered open source and free for small volumes. As you become addicted to the productivity (you likely will), your usage rises and the FANGS <text:s/>funnel you into a service from between $10 to $20 per month.</text:p>
      <text:p text:style-name="P40">The good news is you can start using the LLMs free.</text:p>
      <text:p text:style-name="P41">To take out a TurboCASH Business Class Subscription : </text:p>
      <text:p text:style-name="P41"><text:a xlink:type="simple" xlink:href="https://www.turbocash.net/pages/TCBuy.html" text:style-name="Internet_20_link" text:visited-style-name="Visited_20_Internet_20_Link">https://www.turbocash.net/pages/TCBuy.html</text:a></text:p>
      <text:p text:style-name="P41"/>
      <text:p text:style-name="P40">For more information on TurboCASH AI</text:p>
      <text:p text:style-name="P40"><text:a xlink:type="simple" xlink:href="https://www.turbocash.net/a/pages/ai/index.html" text:style-name="Internet_20_link" text:visited-style-name="Visited_20_Internet_20_Link">https://www.turbocash.net/a/pages/ai/index.html</text:a></text:p>
      <text:p text:style-name="P40"/>
      <text:h text:style-name="P42" text:outline-level="1"/>
      <text:h text:style-name="P43" text:outline-level="2" text:is-list-header="true"><text:bookmark-start text:name="__RefHeading___Toc2273_3583783362"/>Glossary of Key Terms<text:bookmark-end text:name="__RefHeading___Toc2273_3583783362"/></text:h>
      <text:p text:style-name="P44"><text:span text:style-name="Strong_20_Emphasis"><text:span text:style-name="T15">AI (Artificial Intelligence):</text:span></text:span><text:span text:style-name="T15"> Computer systems designed to mimic human intelligence, including tasks such as learning, reasoning, problem-solving, and decision-making.</text:span></text:p>
      <text:p text:style-name="P44"><text:span text:style-name="Strong_20_Emphasis"><text:span text:style-name="T15">AI Bible:</text:span></text:span><text:span text:style-name="T15"> A comprehensive document serving as a guide for developing, interacting with, and maintaining AI systems, ensuring consistency, ethical compliance, and efficient development.</text:span></text:p>
      <text:p text:style-name="P44"><text:soft-page-break/><text:span text:style-name="Strong_20_Emphasis"><text:span text:style-name="T15">LLM (Large Language Model):</text:span></text:span><text:span text:style-name="T15"> A type of AI that excels at natural language processing tasks, capable of understanding, generating, and manipulating human language.</text:span></text:p>
      <text:p text:style-name="P44"><text:span text:style-name="Strong_20_Emphasis"><text:span text:style-name="T15">Transformer:</text:span></text:span><text:span text:style-name="T15"> The core processing component of an AI system, taking the AI Bible and user prompts as input to generate the desired output.</text:span></text:p>
      <text:p text:style-name="P44"><text:span text:style-name="Strong_20_Emphasis"><text:span text:style-name="T15">#turbocashai:</text:span></text:span><text:span text:style-name="T15"> The central hashtag used throughout the document to identify and categorize information related to TurboCASH AI.</text:span></text:p>
      <text:p text:style-name="P44"><text:span text:style-name="Strong_20_Emphasis"><text:span text:style-name="T15">#absacsv:</text:span></text:span><text:span text:style-name="T15"> An example format for bank download data (CSV format) used to illustrate data processing capabilities of TurboCASH AI.</text:span></text:p>
      <text:p text:style-name="P44"><text:span text:style-name="Strong_20_Emphasis"><text:span text:style-name="T15">#fnbofc:</text:span></text:span><text:span text:style-name="T15"> An example format of financial data that needs to be converted for use within the TurboCASH system.</text:span></text:p>
      <text:p text:style-name="P44"><text:span text:style-name="Strong_20_Emphasis"><text:span text:style-name="T15">#handymanbtrialbalance:</text:span></text:span><text:span text:style-name="T15"> An example of a trial balance format, used in the document to demonstrate AI-driven IFRS reporting.</text:span></text:p>
      <text:p text:style-name="P44"><text:span text:style-name="Strong_20_Emphasis"><text:span text:style-name="T15">Freemium Model:</text:span></text:span><text:span text:style-name="T15"> A business model where a basic version of a product (TurboCASH AI) is offered free of charge, while additional features or services require a paid subscription (TurboCASH Business Class).</text:span></text:p>
      <text:p text:style-name="P44"><text:span text:style-name="Strong_20_Emphasis"><text:span text:style-name="T15">IFRS (International Financial Reporting Standards):</text:span></text:span><text:span text:style-name="T15"> A set of accounting standards used globally to ensure consistency and transparency in financial reporting.</text:span></text:p>
      <text:p text:style-name="P45">chat_mirrorView Chat</text:p>
      <text:p text:style-name="Text_20_body"/>
      <text:h text:style-name="P46" text:outline-level="1"/>
      <text:p text:style-name="P47"/>
      <text:p text:style-name="P47"/>
      <text:p text:style-name="P47"/>
      <text:p text:style-name="P39"/>
      <text:p text:style-name="P39"/>
      <text:h text:style-name="P48" text:outline-level="1"><text:bookmark-start text:name="__RefHeading___Toc58140_94744172"/>Machine readable<text:bookmark-end text:name="__RefHeading___Toc58140_94744172"/></text:h>
      <text:p text:style-name="P49"/>
      <text:p text:style-name="P50">This section is for LLMs and encoders. Humans can read but should take care editing as it is prepared fro minimum ambiguity in what coding the LLM encoder msut do.</text:p>
      <text:h text:style-name="P51" text:outline-level="1"><text:bookmark-start text:name="__RefHeading___Toc209_94744172"/>#turbocash<text:bookmark-end text:name="__RefHeading___Toc209_94744172"/></text:h>
      <text:p text:style-name="P52"/>
      <text:h text:style-name="P53" text:outline-level="2"><text:bookmark-start text:name="__RefHeading___Toc6915_94744172"/>#turbocashai<text:bookmark-end text:name="__RefHeading___Toc6915_94744172"/></text:h>
      <text:p text:style-name="P54">Turbocashai is a biblescript file optimised for human reading called #turbocashaibiblescript,odt</text:p>
      <text:p text:style-name="P54">and #turbocashaibiblemachine.odt optimised for machine learning.</text:p>
      <text:p text:style-name="P54"/>
      <text:h text:style-name="P53" text:outline-level="2"><text:bookmark-start text:name="__RefHeading___Toc6917_94744172"/>#absacsv<text:bookmark-end text:name="__RefHeading___Toc6917_94744172"/></text:h>
      <text:p text:style-name="P54"/>
      <text:p text:style-name="P55"><text:bookmark-start text:name="__RefHeading___Toc6919_94744172"/><text:span text:style-name="T16">Here is an example of a #ABSACSV Bank downloaded in CSV format</text:span><text:line-break/><text:line-break/><text:span text:style-name="T16">stored in</text:span><text:line-break/><text:span text:style-name="T16">BIN\TutorialsUTORIALS\EN-TUTORIALS\HANDYMAN-A\bank\bankexportcsv.csv</text:span><text:line-break/><text:line-break/><text:span text:style-name="T16">Date,Description,Amount,Balance</text:span><text:line-break/><text:span text:style-name="T16">20230701,TRANSACTION CHARGE,-22.00,2146.76</text:span><text:line-break/><text:span text:style-name="T16">20230701,MONTHLY ACC FEE,-58.00,2088.76</text:span><text:line-break/><text:span text:style-name="T16">20230703,ACB CREDIT ALL TURBO,1500.00,3588.76</text:span><text:line-break/><text:span text:style-name="T16">20230705,"NOTIFIC FEE SMS NOTIFYME ( 1,20 ) 2 SMS NOTIFICATIONS",0.00,3588.76</text:span><text:line-break/><text:span text:style-name="T16">20230705,DIGITAL TRANSF DT 45533308-9333-3133 ABSA BANK credit card,-2242.08,1346.68</text:span><text:line-break/><text:span text:style-name="T16">20230705,"ACB DEBIT:EXTERNAL ( 19,00 ) BLIARTY033551333330900C/P05JUL",-162.91,1183.77</text:span><text:line-break/><text:span text:style-name="T16">20230710,ACB CREDIT TRF FROM PINK SOFTWA,2000.00,3183.77</text:span><text:line-break/><text:span text:style-name="T16">20230711,DIGITAL TRANSF DT V ABSA BANK credit card,-2199.98,983.79</text:span><text:line-break/><text:span text:style-name="T16">20230718,"NOTIFIC FEE SMS NOTIFYME ( 3,00 ) 5 SMS NOTIFICATIONS",0.00,983.79</text:span><text:line-break/><text:line-break/><text:bookmark-end text:name="__RefHeading___Toc6919_94744172"/></text:p>
      <text:h text:style-name="Heading_20_2" text:outline-level="2"><text:bookmark-start text:name="__RefHeading___Toc12495_94744172"/>#turbocashcashbookimportexport<text:bookmark-end text:name="__RefHeading___Toc12495_94744172"/></text:h>
      <text:p text:style-name="P55"/>
      <text:p text:style-name="P55"><text:span text:style-name="T16">Here is an example of a #turbocashcashbookimportexport exported from HANDYMAN-A</text:span><text:line-break/><text:span text:style-name="T16">stored in</text:span><text:line-break/><text:span text:style-name="T16">BIN\TUTORIALS\EN-TUTORIALS\HANDYMAN-A\cashbook\receipts.csv</text:span><text:line-break/><text:line-break/><text:span text:style-name="T16">To import a batch into TurboCASH this exact format must be used</text:span><text:line-break/><text:soft-page-break/><text:line-break/><text:span text:style-name="T16">D5000 01/03/2022 Cash received from owner G505-000 B810-000 T -5000 False Empty Empty</text:span><text:line-break/><text:span text:style-name="T16">D5001 16/03/2022 Payment received - Thank you D1AB-GRE B810-000 T -2000 False Empty Empty</text:span><text:line-break/><text:span text:style-name="T16">D5001 16/03/2022 Payment received - Thank you D1MA-CDS B810-000 T -1000 False Empty Empty</text:span><text:line-break/><text:span text:style-name="T16">******** 01/03/2022 Cash received from owner B810-000 T810-000 T 5000 True Empty Empty</text:span><text:line-break/><text:span text:style-name="T16">******** 16/03/2022 Payment received - Thank you B810-000 T810-000 T 2000 True Empty Empty</text:span><text:line-break/><text:span text:style-name="T16">******** 16/03/2022 Payment received - Thank you B810-000 T810-000 T 1000 True Empty Empty</text:span><text:line-break/><text:line-break/><text:span text:style-name="T16">We require chat.openai.com to convert the #ABSACSV into #turbocashcashbookimportexport with:</text:span><text:line-break/><text:span text:style-name="T16">ignoring column 4 Balance in #ABSACSV</text:span><text:line-break/><text:span text:style-name="T16">using {Tab} delimiters instead of comma</text:span><text:line-break/><text:span text:style-name="T16">put strings into columns 1 and 3</text:span><text:line-break/><text:span text:style-name="T16">Put date in the same format as #turbocashcashbookimportexport in colums 2</text:span><text:line-break/><text:span text:style-name="T16">Putting the fields G505-000 B810-000 into columns 4 and 5 of #turbocashcashbookimportexport</text:span></text:p>
      <text:p text:style-name="P55"><text:span text:style-name="T17">for columns 4 and 5 , the accoutn numvbers being debited and credited use maini accoutn code “-” sub account code <text:s/>for example G505-000 </text:span><text:line-break/><text:span text:style-name="T16">Putting the Letter T into column 6 of #turbocashcashbookimportexport</text:span><text:line-break/><text:span text:style-name="T16">The Amount from column 3 of #absacsv as a two decimal real number - into column 7 of #turbocashcashbookimportexport</text:span><text:line-break/><text:span text:style-name="T16">and the strings False Empty Empty into columns 8,9,10 of #turbocashcashbookimportexport</text:span> </text:p>
      <text:p text:style-name="P55"/>
      <text:h text:style-name="P56" text:outline-level="2"><text:bookmark-start text:name="__RefHeading___Toc7014_94744172"/>#fnbofc<text:bookmark-end text:name="__RefHeading___Toc7014_94744172"/></text:h>
      <text:p text:style-name="P57">&lt;OFC&gt;<text:line-break/>&lt;DTD&gt;2<text:line-break/>&lt;CPAGE&gt;1252<text:line-break/>&lt;ACCTSTMT&gt;<text:line-break/>&lt;ACCTFROM&gt;<text:line-break/>&lt;BANKID&gt;1<text:line-break/>&lt;ACCTID&gt;6242<text:span text:style-name="T18">33</text:span>45<text:span text:style-name="T18">3</text:span>4<text:line-break/>&lt;ACCTTYPE&gt;0<text:line-break/>&lt;/ACCTFROM&gt;<text:line-break/>&lt;STMTRS&gt;<text:line-break/>&lt;DTSTART&gt;<text:line-break/>20240801<text:line-break/>&lt;DTEND&gt;<text:line-break/>20240912<text:line-break/>&lt;LEDGER&gt;-8.23<text:line-break/>&lt;STMTTRN&gt;<text:line-break/>&lt;TRNTYPE&gt;1<text:line-break/>&lt;DTPOSTED&gt;20240912<text:line-break/>&lt;TRNAMT&gt;-49.00<text:line-break/>&lt;FITID&gt;C55D62A2F9A7329C267C0B8772012DB4<text:line-break/>&lt;MEMO&gt;#MONTHLY ACCOUNT FEE<text:line-break/>&lt;/STMTTRN&gt;<text:line-break/>&lt;STMTTRN&gt;<text:line-break/>&lt;TRNTYPE&gt;1<text:line-break/>&lt;DTPOSTED&gt;20240903<text:line-break/>&lt;TRNAMT&gt;-30.00<text:line-break/>&lt;FITID&gt;DA10F81826A0F9441E1F8D2663A183C5<text:line-break/>&lt;MEMO&gt;AIRTIME TOPUP (INTERN AIRTIME 0835<text:span text:style-name="T18">55</text:span>8633<text:line-break/>&lt;/STMTTRN&gt;<text:line-break/>&lt;STMTTRN&gt;<text:line-break/>&lt;TRNTYPE&gt;1<text:line-break/>&lt;DTPOSTED&gt;20240902<text:line-break/>&lt;TRNAMT&gt;-69.00<text:line-break/>&lt;FITID&gt;325AD5636CB3A73708D5324D59D65653<text:line-break/>&lt;MEMO&gt;AFRIHOST <text:s/>A1<text:span text:style-name="T18">455</text:span>2442 3MZJ7VC<text:line-break/>&lt;/STMTTRN&gt;<text:line-break/>&lt;STMTTRN&gt;<text:line-break/>&lt;TRNTYPE&gt;1<text:line-break/>&lt;DTPOSTED&gt;20240814<text:line-break/>&lt;TRNAMT&gt;-25.00<text:line-break/>&lt;FITID&gt;C8AA5966F9AFFF6070582F0B6FFC1E12<text:line-break/>&lt;MEMO&gt;AIRTIME TOPUP (INTERN AIRTIME 0604679512<text:line-break/>&lt;/STMTTRN&gt;<text:line-break/>&lt;STMTTRN&gt;<text:line-break/>&lt;TRNTYPE&gt;1<text:line-break/>&lt;DTPOSTED&gt;20240812<text:line-break/>&lt;TRNAMT&gt;-30.00<text:line-break/>&lt;FITID&gt;BC7D6A13B767503D8D85EB91DBFDC2F8<text:line-break/>&lt;MEMO&gt;#SERVICE FEES<text:line-break/>&lt;/STMTTRN&gt;<text:line-break/>&lt;STMTTRN&gt;<text:line-break/>&lt;TRNTYPE&gt;1<text:line-break/>&lt;DTPOSTED&gt;20240812<text:line-break/>&lt;TRNAMT&gt;-49.00<text:line-break/>&lt;FITID&gt;D9CE63043188741976B4A680F883CD3A<text:line-break/>&lt;MEMO&gt;#MONTHLY ACCOUNT FEE<text:line-break/>&lt;/STMTTRN&gt;<text:line-break/>&lt;STMTTRN&gt;<text:line-break/>&lt;TRNTYPE&gt;1<text:line-break/>&lt;DTPOSTED&gt;20240806<text:line-break/>&lt;TRNAMT&gt;-2300.00<text:line-break/><text:soft-page-break/>&lt;FITID&gt;14757062301DFAE4E95492D1FA14014B<text:line-break/>&lt;MEMO&gt;P COPEMAN<text:line-break/>&lt;/STMTTRN&gt;<text:line-break/>&lt;STMTTRN&gt;<text:line-break/>&lt;TRNTYPE&gt;1<text:line-break/>&lt;DTPOSTED&gt;20240806<text:line-break/>&lt;TRNAMT&gt;-32.72<text:line-break/>&lt;FITID&gt;01B8CA2D08956D847384363A986E1951<text:line-break/>&lt;MEMO&gt;#PAYPAL WITHDRAWAL FE E024HB1NQ0<text:line-break/>&lt;/STMTTRN&gt;<text:line-break/>&lt;STMTTRN&gt;<text:line-break/>&lt;TRNTYPE&gt;1<text:line-break/>&lt;DTPOSTED&gt;20240806<text:line-break/>&lt;TRNAMT&gt;2162.53<text:line-break/>&lt;FITID&gt;0A6B065EFF9D392FBAD97B347A457A2F<text:line-break/>&lt;MEMO&gt;PAYPAL WITHDRAWAL E024HB1NQ0<text:line-break/>&lt;/STMTTRN&gt;<text:line-break/>&lt;STMTTRN&gt;<text:line-break/>&lt;TRNTYPE&gt;1<text:line-break/>&lt;DTPOSTED&gt;20240802<text:line-break/>&lt;TRNAMT&gt;-5.00<text:line-break/>&lt;FITID&gt;9C5198B443B623E5B7B22A7EFED444B2<text:line-break/>&lt;MEMO&gt;AIRTIME TOPUP (INTERN AIRTIME 0835888633<text:line-break/>&lt;/STMTTRN&gt;<text:line-break/>&lt;STMTTRN&gt;<text:line-break/>&lt;TRNTYPE&gt;1<text:line-break/>&lt;DTPOSTED&gt;20240801<text:line-break/>&lt;TRNAMT&gt;-69.00<text:line-break/>&lt;FITID&gt;1EF64C260D4909CF04F381366DA9C020<text:line-break/>&lt;MEMO&gt;AFRIHOST <text:s/>A18662442 3MZJ7VC<text:line-break/>&lt;/STMTTRN&gt;<text:line-break/>&lt;/STMTRS&gt;<text:line-break/>&lt;/ACCTSTMT&gt;<text:line-break/>&lt;/OFC&gt;<text:line-break/></text:p>
      <text:h text:style-name="P56" text:outline-level="2"><text:bookmark-start text:name="__RefHeading___Toc7016_94744172"/>#handymanbtrialbalance<text:bookmark-end text:name="__RefHeading___Toc7016_94744172"/></text:h>
      <text:p text:style-name="P58"/>
      <text:p text:style-name="P58">Per period<text:tab/>2022/03/01 / 2022/04/30<text:tab/>Groups<text:tab/>Reporting group 1<text:tab/>Report type<text:tab/>Trial balance</text:p>
      <text:p text:style-name="P58">Per period<text:tab/>2 Months<text:tab/>Budget<text:tab/>False</text:p>
      <text:p text:style-name="P58">Ignore zero balances<text:tab/>True<text:tab/>Include opening balances<text:tab/>True</text:p>
      <text:p text:style-name="P58">Viewer <text:s/>Debtors / Creditors<text:tab/>False<text:tab/>Opening balances only<text:tab/>False</text:p>
      <text:p text:style-name="P58"/>
      <text:p text:style-name="P58"><text:tab/>REPORTING GROUP ROOT<text:tab/><text:tab/><text:tab/><text:tab/> <text:s text:c="7"/>0,00</text:p>
      <text:p text:style-name="P58"><text:tab/><text:tab/>Income <text:s text:c="23"/><text:tab/><text:tab/><text:tab/> <text:s text:c="7"/>0,00</text:p>
      <text:p text:style-name="P58"><text:tab/><text:tab/>G010000<text:tab/>Sales <text:s text:c="29"/><text:tab/><text:tab/><text:tab/> <text:s text:c="7"/>0,00<text:tab/> <text:s text:c="2"/>17 500,00</text:p>
      <text:p text:style-name="P58"><text:tab/><text:tab/>G100000<text:tab/>Cost of sales <text:s text:c="21"/><text:tab/><text:tab/><text:tab/> <text:s text:c="3"/>4 500,00<text:tab/> <text:s text:c="7"/>0,00</text:p>
      <text:p text:style-name="P58"><text:tab/><text:tab/>Expenses <text:s text:c="21"/><text:tab/><text:tab/><text:tab/> <text:s text:c="7"/>0,00</text:p>
      <text:p text:style-name="P58"><text:tab/><text:tab/>G200000<text:tab/>Bank charges <text:s text:c="22"/><text:tab/><text:tab/><text:tab/> <text:s text:c="6"/>45,00<text:tab/> <text:s text:c="7"/>0,00</text:p>
      <text:p text:style-name="P58"><text:tab/><text:tab/>G205000<text:tab/>Depreciation <text:s text:c="22"/><text:tab/><text:tab/><text:tab/> <text:s text:c="5"/>150,00<text:tab/> <text:s text:c="7"/>0,00</text:p>
      <text:p text:style-name="P58"><text:tab/><text:tab/>G210000<text:tab/>Motor vehicle expenses <text:s text:c="12"/><text:tab/><text:tab/> <text:s text:c="3"/>2 160,00</text:p>
      <text:p text:style-name="P58"><text:tab/><text:tab/><text:tab/>G210010<text:tab/>Fuel and oil <text:s text:c="22"/><text:tab/><text:tab/> <text:s text:c="5"/>150,00<text:tab/> <text:s text:c="7"/>0,00</text:p>
      <text:p text:style-name="P58"><text:tab/><text:tab/><text:tab/>G210020<text:tab/>Maintenance <text:s text:c="23"/><text:tab/><text:tab/> <text:s text:c="5"/>810,00<text:tab/> <text:s text:c="7"/>0,00</text:p>
      <text:p text:style-name="P58"><text:tab/><text:tab/><text:tab/>G210030<text:tab/>Repairs <text:s text:c="27"/><text:tab/><text:tab/> <text:s text:c="3"/>1 200,00<text:tab/> <text:s text:c="7"/>0,00</text:p>
      <text:p text:style-name="P58"><text:tab/><text:tab/>G220000<text:tab/>Rent <text:s text:c="30"/><text:tab/><text:tab/><text:tab/> <text:s text:c="5"/>500,00<text:tab/> <text:s text:c="7"/>0,00</text:p>
      <text:p text:style-name="P58"><text:tab/><text:tab/>G230000<text:tab/>Stationery <text:s text:c="24"/><text:tab/><text:tab/><text:tab/> <text:s text:c="5"/>240,00<text:tab/> <text:s text:c="7"/>0,00</text:p>
      <text:p text:style-name="P58"><text:tab/><text:tab/>Capital <text:s text:c="22"/><text:tab/><text:tab/><text:tab/> <text:s text:c="7"/>0,00</text:p>
      <text:p text:style-name="P58"><text:tab/><text:tab/>G505000<text:tab/>Capital <text:s text:c="27"/><text:tab/><text:tab/><text:tab/> <text:s text:c="7"/>0,00<text:tab/> <text:s text:c="2"/>16 500,00</text:p>
      <text:p text:style-name="P58"><text:tab/><text:tab/>G510000<text:tab/>Retained income <text:s text:c="19"/><text:tab/><text:tab/><text:tab/> <text:s text:c="7"/>0,00<text:tab/> <text:s text:c="3"/>4 200,00</text:p>
      <text:p text:style-name="P58"><text:tab/><text:tab/>Current liabilities <text:s text:c="10"/><text:tab/><text:tab/><text:tab/> <text:s text:c="7"/>0,00</text:p>
      <text:p text:style-name="P58"><text:tab/><text:tab/>G860000<text:tab/>VAT - Control - 15% <text:s text:c="15"/><text:tab/><text:tab/> <text:s text:c="2"/>-1 219,00</text:p>
      <text:p text:style-name="P58"><text:tab/><text:tab/><text:tab/>T860010<text:tab/>Output VAT - 15% <text:s text:c="18"/><text:tab/><text:tab/> <text:s text:c="7"/>0,00<text:tab/> <text:s text:c="3"/>2 725,00</text:p>
      <text:p text:style-name="P58"><text:tab/><text:tab/><text:tab/>T860020<text:tab/>Input VAT - Standard rate -15% <text:s text:c="4"/><text:tab/><text:tab/> <text:s text:c="3"/>1 386,00<text:tab/> <text:s text:c="7"/>0,00</text:p>
      <text:p text:style-name="P58"><text:tab/><text:tab/><text:tab/>T860030<text:tab/>Input VAT - Capital goods -15% <text:s text:c="4"/><text:tab/><text:tab/> <text:s text:c="5"/>120,00<text:tab/> <text:s text:c="7"/>0,00</text:p>
      <text:p text:style-name="P58"><text:tab/><text:tab/>G900000<text:tab/>Creditors control <text:s text:c="17"/><text:tab/><text:tab/><text:tab/> <text:s text:c="7"/>0,00<text:tab/> <text:s text:c="2"/>10 025,00</text:p>
      <text:p text:style-name="P58"><text:tab/><text:tab/>Fixed assets <text:s text:c="17"/><text:tab/><text:tab/><text:tab/> <text:s text:c="7"/>0,00</text:p>
      <text:p text:style-name="P58"><text:tab/><text:tab/>G600000<text:tab/>Furniture &amp; fittings - Net value <text:s text:c="2"/><text:tab/><text:tab/> <text:s text:c="3"/>4 457,00</text:p>
      <text:p text:style-name="P58"><text:tab/><text:tab/><text:tab/>G600010<text:tab/>Furniture &amp; fittings @ cost <text:s text:c="7"/><text:tab/><text:tab/> <text:s text:c="3"/>4 807,00<text:tab/> <text:s text:c="7"/>0,00</text:p>
      <text:p text:style-name="P58"><text:tab/><text:tab/><text:tab/>G600020<text:tab/>Furniture &amp; fittings -Acc. deprec. <text:tab/><text:tab/> <text:s text:c="7"/>0,00<text:tab/> <text:s text:c="5"/>350,00</text:p>
      <text:p text:style-name="P58"><text:tab/><text:tab/>G610000<text:tab/>Motor vehicles - Net value <text:s text:c="8"/><text:tab/><text:tab/> <text:s text:c="3"/>4 400,00</text:p>
      <text:p text:style-name="P58"><text:tab/><text:tab/><text:tab/>G610010<text:tab/>Motor vehicles @ cost <text:s text:c="13"/><text:tab/><text:tab/> <text:s text:c="3"/>5 000,00<text:tab/> <text:s text:c="7"/>0,00</text:p>
      <text:p text:style-name="P58"><text:tab/><text:tab/><text:tab/>G610020<text:tab/>Motor vehicles -Accum. depreciation<text:tab/><text:tab/> <text:s text:c="7"/>0,00<text:tab/> <text:s text:c="5"/>600,00</text:p>
      <text:p text:style-name="P58"><text:tab/><text:tab/>Current assets <text:s text:c="15"/><text:tab/><text:tab/><text:tab/> <text:s text:c="7"/>0,00</text:p>
      <text:p text:style-name="P58"><text:tab/><text:tab/>G700000<text:tab/>Debtors control <text:s text:c="19"/><text:tab/><text:tab/><text:tab/> <text:s text:c="2"/>18 925,00<text:tab/> <text:s text:c="7"/>0,00</text:p>
      <text:p text:style-name="P58"><text:tab/><text:tab/>G750000<text:tab/>Stock control <text:s text:c="21"/><text:tab/><text:tab/><text:tab/> <text:s text:c="3"/>5 500,00<text:tab/> <text:s text:c="7"/>0,00</text:p>
      <text:p text:style-name="P58"><text:soft-page-break/><text:tab/><text:tab/>B810000<text:tab/>ABC - Bank <text:s text:c="24"/><text:tab/><text:tab/><text:tab/> <text:s text:c="3"/>8 423,00<text:tab/> <text:s text:c="7"/>0,00</text:p>
      <text:p text:style-name="P58"><text:tab/><text:tab/>B820000<text:tab/>Petty cash <text:s text:c="24"/><text:tab/><text:tab/><text:tab/> <text:s text:c="5"/>144,00<text:tab/> <text:s text:c="7"/>0,00</text:p>
      <text:p text:style-name="P58"><text:tab/><text:tab/></text:p>
      <text:p text:style-name="P58"><text:tab/><text:tab/><text:tab/><text:tab/><text:tab/>Net Profit/Loss <text:tab/> <text:s text:c="7"/>0,00<text:tab/> <text:s text:c="7"/>0,00</text:p>
      <text:p text:style-name="P58"><text:tab/><text:tab/><text:tab/><text:tab/><text:tab/>Balance <text:tab/> <text:s text:c="7"/>0,00<text:tab/> <text:s text:c="7"/>0,00</text:p>
      <text:p text:style-name="P58"/>
      <text:p text:style-name="P59"/>
      <text:p text:style-name="P59">#handymanbtrialbalance has three compulsory accounts for #turbocash</text:p>
      <text:p text:style-name="P59"/>
      <text:p text:style-name="P59">G700000<text:tab/>Debtors control <text:s text:c="19"/><text:tab/><text:tab/><text:tab/> <text:s text:c="2"/>18 925,00 0,00</text:p>
      <text:p text:style-name="P59">G900000<text:tab/>Creditors control <text:s text:c="17"/><text:tab/><text:tab/><text:tab/> <text:s text:c="7"/>0,00 10 025,00</text:p>
      <text:p text:style-name="P59">G510000<text:tab/>Retained income <text:s text:c="19"/><text:tab/><text:tab/><text:tab/> <text:s text:c="7"/>0,00<text:tab/> <text:s text:c="3"/>4 200,00</text:p>
      <text:p text:style-name="P60"/>
      <text:p text:style-name="P60"/>
      <text:h text:style-name="P56" text:outline-level="2"><text:bookmark-start text:name="__RefHeading___Toc12497_94744172"/>Example Prompt<text:span text:style-name="T19">s </text:span><text:span text:style-name="T20">for Handyman</text:span><text:bookmark-end text:name="__RefHeading___Toc12497_94744172"/></text:h>
      <text:p text:style-name="P61"/>
      <text:h text:style-name="P62" text:outline-level="3"><text:bookmark-start text:name="__RefHeading___Toc12499_94744172"/>Ofc to cashbook <text:s/>import<text:bookmark-end text:name="__RefHeading___Toc12499_94744172"/></text:h>
      <text:p text:style-name="P63">Prompt :</text:p>
      <text:p text:style-name="P55">Please convert <text:span text:style-name="T19">the example from tcashaibiblemachine.odt </text:span><text:s/>#fnbofc <text:s/>to the same format as <text:span text:style-name="T21">#turbocashcashbookimportexport </text:span><text:span text:style-name="T22">so that I can import it it into the handyman set of book</text:span><text:span text:style-name="T23">s</text:span><text:span text:style-name="T22">.</text:span></text:p>
      <text:p text:style-name="P61"><text:span text:style-name="T21">Try to allocate accoun</text:span><text:span text:style-name="T24">t</text:span><text:span text:style-name="T21">s according to the #handymantrialbalance</text:span></text:p>
      <text:p text:style-name="P64"/>
      <text:p text:style-name="P65">Claude :</text:p>
      <text:p text:style-name="P66">D5000<text:tab/>12/09/2024<text:tab/>#MONTHLY ACCOUNT FEE<text:tab/>G200-000<text:tab/>B810-000<text:tab/>T<text:tab/>-49.00<text:tab/>False<text:tab/>Empty<text:tab/>Empty</text:p>
      <text:p text:style-name="P66">D5000<text:tab/>03/09/2024<text:tab/>AIRTIME TOPUP (INTERN AIRTIME 0835558633<text:tab/>G230-000<text:tab/>B810-000<text:tab/>T<text:tab/>-30.00<text:tab/>False<text:tab/>Empty<text:tab/>Empty</text:p>
      <text:p text:style-name="P66">D5000<text:tab/>02/09/2024<text:tab/>AFRIHOST A14552442 3MZJ7VC<text:tab/>G230-000<text:tab/>B810-000<text:tab/>T<text:tab/>-69.00<text:tab/>False<text:tab/>Empty<text:tab/>Empty</text:p>
      <text:p text:style-name="P66">D5000<text:tab/>14/08/2024<text:tab/>AIRTIME TOPUP (INTERN AIRTIME 0604679512<text:tab/>G230-000<text:tab/>B810-000<text:tab/>T<text:tab/>-25.00<text:tab/>False<text:tab/>Empty<text:tab/>Empty</text:p>
      <text:p text:style-name="P66">D5000<text:tab/>12/08/2024<text:tab/>#SERVICE FEES<text:tab/>G200-000<text:tab/>B810-000<text:tab/>T<text:tab/>-30.00<text:tab/>False<text:tab/>Empty<text:tab/>Empty</text:p>
      <text:p text:style-name="P66">D5000<text:tab/>12/08/2024<text:tab/>#MONTHLY ACCOUNT FEE<text:tab/>G200-000<text:tab/>B810-000<text:tab/>T<text:tab/>-49.00<text:tab/>False<text:tab/>Empty<text:tab/>Empty</text:p>
      <text:p text:style-name="P66">D5000<text:tab/>06/08/2024<text:tab/>P COPEMAN<text:tab/>G900-000<text:tab/>B810-000<text:tab/>T<text:tab/>-2300.00<text:tab/>False<text:tab/>Empty<text:tab/>Empty</text:p>
      <text:p text:style-name="P66">D5000<text:tab/>06/08/2024<text:tab/>#PAYPAL WITHDRAWAL FE E024HB1NQ0<text:tab/>G200-000<text:tab/>B810-000<text:tab/>T<text:tab/>-32.72<text:tab/>False<text:tab/>Empty<text:tab/>Empty</text:p>
      <text:p text:style-name="P66">D5001<text:tab/>06/08/2024<text:tab/>PAYPAL WITHDRAWAL E024HB1NQ0<text:tab/>G700-000<text:tab/>B810-000<text:tab/>T<text:tab/>2162.53<text:tab/>False<text:tab/>Empty<text:tab/>Empty</text:p>
      <text:p text:style-name="P66">D5000<text:tab/>02/08/2024<text:tab/>AIRTIME TOPUP (INTERN AIRTIME 0835888633<text:tab/>G230-000<text:tab/>B810-000<text:tab/>T<text:tab/>-5.00<text:tab/>False<text:tab/>Empty<text:tab/>Empty</text:p>
      <text:p text:style-name="P66">D5000<text:tab/>01/08/2024<text:tab/>AFRIHOST A18662442 3MZJ7VC<text:tab/>G230-000<text:tab/>B810-000<text:tab/>T<text:tab/>-69.00<text:tab/>False<text:tab/>Empty<text:tab/>Empty</text:p>
      <text:p text:style-name="P66"/>
      <text:p text:style-name="P66">Certainly, I'll convert the #fnbofc data to the #turbocashcashbookimportexport format, trying to allocate accounts based on the #handymantrialbalance. Here's the converted data:</text:p>
      <text:p text:style-name="P66"><text:soft-page-break/></text:p>
      <text:p text:style-name="P66"/>
      <text:p text:style-name="P66"/>
      <text:p text:style-name="P66">```text</text:p>
      <text:p text:style-name="P66">D5000<text:tab/>12/09/2024<text:tab/>#MONTHLY ACCOUNT FEE<text:tab/>G200000<text:tab/>B810000<text:tab/>T<text:tab/>-49.00<text:tab/>False<text:tab/>Empty<text:tab/>Empty</text:p>
      <text:p text:style-name="P66">D5000<text:tab/>03/09/2024<text:tab/>AIRTIME TOPUP (INTERN AIRTIME 0835558633<text:tab/>G230000<text:tab/>B810000<text:tab/>T<text:tab/>-30.00<text:tab/>False<text:tab/>Empty<text:tab/>Empty</text:p>
      <text:p text:style-name="P66">D5000<text:tab/>02/09/2024<text:tab/>AFRIHOST A14552442 3MZJ7VC<text:tab/>G230000<text:tab/>B810000<text:tab/>T<text:tab/>-69.00<text:tab/>False<text:tab/>Empty<text:tab/>Empty</text:p>
      <text:p text:style-name="P66">D5000<text:tab/>14/08/2024<text:tab/>AIRTIME TOPUP (INTERN AIRTIME 0604679512<text:tab/>G230000<text:tab/>B810000<text:tab/>T<text:tab/>-25.00<text:tab/>False<text:tab/>Empty<text:tab/>Empty</text:p>
      <text:p text:style-name="P66">D5000<text:tab/>12/08/2024<text:tab/>#SERVICE FEES<text:tab/>G200000<text:tab/>B810000<text:tab/>T<text:tab/>-30.00<text:tab/>False<text:tab/>Empty<text:tab/>Empty</text:p>
      <text:p text:style-name="P66">D5000<text:tab/>12/08/2024<text:tab/>#MONTHLY ACCOUNT FEE<text:tab/>G200000<text:tab/>B810000<text:tab/>T<text:tab/>-49.00<text:tab/>False<text:tab/>Empty<text:tab/>Empty</text:p>
      <text:p text:style-name="P66">D5000<text:tab/>06/08/2024<text:tab/>P COPEMAN<text:tab/>G900000<text:tab/>B810000<text:tab/>T<text:tab/>-2300.00<text:tab/>False<text:tab/>Empty<text:tab/>Empty</text:p>
      <text:p text:style-name="P66">D5000<text:tab/>06/08/2024<text:tab/>#PAYPAL WITHDRAWAL FE E024HB1NQ0<text:tab/>G200000<text:tab/>B810000<text:tab/>T<text:tab/>-32.72<text:tab/>False<text:tab/>Empty<text:tab/>Empty</text:p>
      <text:p text:style-name="P66">D5001<text:tab/>06/08/2024<text:tab/>PAYPAL WITHDRAWAL E024HB1NQ0<text:tab/>G700000<text:tab/>B810000<text:tab/>T<text:tab/>2162.53<text:tab/>False<text:tab/>Empty<text:tab/>Empty</text:p>
      <text:p text:style-name="P66">D5000<text:tab/>02/08/2024<text:tab/>AIRTIME TOPUP (INTERN AIRTIME 0835888633<text:tab/>G230000<text:tab/>B810000<text:tab/>T<text:tab/>-5.00<text:tab/>False<text:tab/>Empty<text:tab/>Empty</text:p>
      <text:p text:style-name="P66">D5000<text:tab/>01/08/2024<text:tab/>AFRIHOST A18662442 3MZJ7VC<text:tab/>G230000<text:tab/>B810000<text:tab/>T<text:tab/>-69.00<text:tab/>False<text:tab/>Empty<text:tab/>Empty</text:p>
      <text:p text:style-name="P66"/>
      <text:p text:style-name="P66">```</text:p>
      <text:p text:style-name="P66"/>
      <text:p text:style-name="P66">I've converted the #fnbofc data to the #turbocashcashbookimportexport format. Here are some notes on the conversion:</text:p>
      <text:p text:style-name="P66"/>
      <text:p text:style-name="P66">1. The date format has been changed to DD/MM/YYYY as per the #turbocashcashbookimportexport example.</text:p>
      <text:p text:style-name="P66">2. I've used tab delimiters instead of commas.</text:p>
      <text:p text:style-name="P66">3. I've allocated accounts based on the #handymantrialbalance:</text:p>
      <text:p text:style-name="P66"><text:soft-page-break/><text:s text:c="3"/>- G200000 for bank charges and fees</text:p>
      <text:p text:style-name="P66"><text:s text:c="3"/>- G230000 for stationery (used for airtime and internet charges as they're similar expense types)</text:p>
      <text:p text:style-name="P66"><text:s text:c="3"/>- G700000 for debtors control (used for incoming payments)</text:p>
      <text:p text:style-name="P66"><text:s text:c="3"/>- G900000 for creditors control (used for outgoing payments that seem like they might be to creditors)</text:p>
      <text:p text:style-name="P66"><text:s text:c="3"/>- B810000 is used as the bank account for all transactions</text:p>
      <text:p text:style-name="P66">4. All transactions are marked with 'T' in the 6th column.</text:p>
      <text:p text:style-name="P66">5. Amounts are presented as positive or negative two-decimal real numbers.</text:p>
      <text:p text:style-name="P66">6. The last three columns are filled with "False", "Empty", "Empty" as per the example.</text:p>
      <text:p text:style-name="P66"/>
      <text:p text:style-name="P66">This conversion should allow you to import the data into the Handyman set of books in TurboCASH. However, you may want to review the account allocations and adjust them if necessary, as some assumptions were made based on the limited information available in the #handymantrialbalance.</text:p>
      <text:p text:style-name="P66"/>
      <text:p text:style-name="P67">Comment on outp[ut</text:p>
      <text:p text:style-name="P63"><text:span text:style-name="T25">The </text:span><text:span text:style-name="T21">#turbocashcashbookimportexport is almost correct. Misallocates some expenses. To improve this will require human intervention to make the correct allocations <text:s/>and submit the correct va</text:span><text:span text:style-name="T26">l</text:span><text:span text:style-name="T21">ues to <text:s/>Claude who will <text:s/>then make better estimates of the allocations in future downlo</text:span><text:span text:style-name="T26">a</text:span><text:span text:style-name="T21">ds.</text:span></text:p>
      <text:p text:style-name="P68"/>
      <text:h text:style-name="P62" text:outline-level="3"><text:bookmark-start text:name="__RefHeading___Toc12501_94744172"/>IFRS Reporting<text:bookmark-end text:name="__RefHeading___Toc12501_94744172"/></text:h>
      <text:p text:style-name="P65">Prompt :</text:p>
      <text:p text:style-name="P65">Please can you format the #handymantrialbalance in IFRS format</text:p>
      <text:p text:style-name="P65">Claude:</text:p>
      <text:p text:style-name="P65"><text:s/># Handyman IFRS Financial Statements</text:p>
      <text:p text:style-name="P65"/>
      <text:p text:style-name="P65">## Statement of Financial Position</text:p>
      <text:p text:style-name="P65">As of April 30, 2022</text:p>
      <text:p text:style-name="P65"/>
      <text:p text:style-name="P65">### Assets</text:p>
      <text:p text:style-name="P65">#### Non-current Assets</text:p>
      <text:p text:style-name="P65">- Furniture &amp; fittings (net) <text:s text:c="13"/>4,457.00</text:p>
      <text:p text:style-name="P65">- Motor vehicles (net) <text:s text:c="19"/>4,400.00</text:p>
      <text:p text:style-name="P65">Total Non-current Assets <text:s text:c="17"/>8,857.00</text:p>
      <text:p text:style-name="P65"/>
      <text:p text:style-name="P65">#### Current Assets</text:p>
      <text:p text:style-name="P65">- Inventory <text:s text:c="30"/>5,500.00</text:p>
      <text:p text:style-name="P65">- Trade receivables <text:s text:c="21"/>18,925.00</text:p>
      <text:p text:style-name="P65">- Cash and cash equivalents <text:s text:c="14"/>8,567.00</text:p>
      <text:p text:style-name="P65"><text:s text:c="2"/>- ABC Bank <text:s text:c="18"/>8,423.00</text:p>
      <text:p text:style-name="P65"><text:s text:c="2"/>- Petty cash <text:s text:c="18"/>144.00</text:p>
      <text:p text:style-name="P65">Total Current Assets <text:s text:c="20"/>32,992.00</text:p>
      <text:p text:style-name="P65"/>
      <text:p text:style-name="P65">**Total Assets** <text:s text:c="24"/>41,849.00</text:p>
      <text:p text:style-name="P65"/>
      <text:p text:style-name="P65">### Equity and Liabilities</text:p>
      <text:p text:style-name="P65">#### Equity</text:p>
      <text:p text:style-name="P65">- Capital <text:s text:c="31"/>16,500.00</text:p>
      <text:p text:style-name="P65">- Retained earnings <text:s text:c="22"/>4,200.00</text:p>
      <text:p text:style-name="P65">- Profit for the period <text:s text:c="18"/>9,905.00</text:p>
      <text:p text:style-name="P65">Total Equity <text:s text:c="28"/>30,605.00</text:p>
      <text:p text:style-name="P65"><text:soft-page-break/></text:p>
      <text:p text:style-name="P65">#### Non-current Liabilities</text:p>
      <text:p text:style-name="P65">- None reported <text:s text:c="30"/>0.00</text:p>
      <text:p text:style-name="P65">Total Non-current Liabilities <text:s text:c="16"/>0.00</text:p>
      <text:p text:style-name="P65"/>
      <text:p text:style-name="P65">#### Current Liabilities</text:p>
      <text:p text:style-name="P65">- Trade payables <text:s text:c="24"/>10,025.00</text:p>
      <text:p text:style-name="P65">- VAT payable <text:s text:c="28"/>1,219.00</text:p>
      <text:p text:style-name="P65">Total Current Liabilities <text:s text:c="15"/>11,244.00</text:p>
      <text:p text:style-name="P65"/>
      <text:p text:style-name="P65">**Total Equity and Liabilities** <text:s text:c="8"/>41,849.00</text:p>
      <text:p text:style-name="P65"/>
      <text:p text:style-name="P65">## Statement of Comprehensive Income</text:p>
      <text:p text:style-name="P65">For the period March 1, 2022 to April 30, 2022</text:p>
      <text:p text:style-name="P65"/>
      <text:p text:style-name="P65">Revenue <text:s text:c="33"/>17,500.00</text:p>
      <text:p text:style-name="P65">Cost of sales <text:s text:c="27"/>(4,500.00)</text:p>
      <text:p text:style-name="P65">**Gross Profit** <text:s text:c="24"/>13,000.00</text:p>
      <text:p text:style-name="P65"/>
      <text:p text:style-name="P65">### Operating Expenses</text:p>
      <text:p text:style-name="P65">- Bank charges <text:s text:c="30"/>45.00</text:p>
      <text:p text:style-name="P65">- Depreciation <text:s text:c="29"/>150.00</text:p>
      <text:p text:style-name="P65">- Motor vehicle expenses <text:s text:c="17"/>2,160.00</text:p>
      <text:p text:style-name="P65"><text:s text:c="2"/>- Fuel and oil <text:s text:c="16"/>150.00</text:p>
      <text:p text:style-name="P65"><text:s text:c="2"/>- Maintenance <text:s text:c="17"/>810.00</text:p>
      <text:p text:style-name="P65"><text:s text:c="2"/>- Repairs <text:s text:c="19"/>1,200.00</text:p>
      <text:p text:style-name="P65">- Rent <text:s text:c="37"/>500.00</text:p>
      <text:p text:style-name="P65">- Stationery <text:s text:c="31"/>240.00</text:p>
      <text:p text:style-name="P65">Total Operating Expenses <text:s text:c="17"/>3,095.00</text:p>
      <text:p text:style-name="P65"/>
      <text:p text:style-name="P65">**Profit for the period** <text:s text:c="16"/>9,905.00</text:p>
      <text:p text:style-name="P65"/>
      <text:p text:style-name="P65"><text:soft-page-break/>### Other Comprehensive Income</text:p>
      <text:p text:style-name="P65">- None reported <text:s text:c="30"/>0.00</text:p>
      <text:p text:style-name="P65"/>
      <text:p text:style-name="P65">**Total Comprehensive Income** <text:s text:c="11"/>9,905.00</text:p>
      <text:p text:style-name="P64"/>
      <text:h text:style-name="Heading_20_3" text:outline-level="3"><text:bookmark-start text:name="__RefHeading___Toc59641_1633927594"/>Sub Accounts<text:bookmark-end text:name="__RefHeading___Toc59641_1633927594"/></text:h>
      <text:p text:style-name="P69">How do I set up Sub accounts</text:p>
      <text:p text:style-name="P69">To set up sub-accounts in TurboCASH, follow these steps:</text:p>
      <text:p text:style-name="P69"/>
      <text:p text:style-name="P69">1. Open TurboCASH and select the appropriate Set of Books.</text:p>
      <text:p text:style-name="P69"/>
      <text:p text:style-name="P69">2. Go to the Action ribbon and select "Accounts". This entry point is version dependent. Later versions put Accounts Editing under Setup&gt;Accounts</text:p>
      <text:p text:style-name="P69"/>
      <text:p text:style-name="P69">3. In the Accounts screen:</text:p>
      <text:p text:style-name="P69"/>
      <text:p text:style-name="P69"><text:s text:c="3"/>a. Select the main account you want to create sub-accounts for.</text:p>
      <text:p text:style-name="P69"><text:s text:c="3"/></text:p>
      <text:p text:style-name="P69"><text:s text:c="3"/>b. Tick the "Sub-accounts" checkbox for the selected main account.</text:p>
      <text:p text:style-name="P69"><text:s text:c="3"/></text:p>
      <text:p text:style-name="P69"><text:s text:c="3"/>c. Click the "Save" button next to the "Account no." field.</text:p>
      <text:p text:style-name="P69"/>
      <text:p text:style-name="P69">4. To create a sub-account:</text:p>
      <text:p text:style-name="P69"/>
      <text:p text:style-name="P69"><text:s text:c="3"/>a. Click on the "Add:Account" icon (or select "Add" from the context menu).</text:p>
      <text:p text:style-name="P69"><text:s text:c="3"/></text:p>
      <text:p text:style-name="P69"><text:s text:c="3"/>b. In the "Account no." field, enter the sub-account number. It should have the same main account number, followed by a dash and the sub-account number (e.g., 100-001).</text:p>
      <text:p text:style-name="P69"><text:s text:c="3"/></text:p>
      <text:p text:style-name="P69"><text:s text:c="3"/>c. Enter a description for the sub-account.</text:p>
      <text:p text:style-name="P69"><text:s text:c="3"/></text:p>
      <text:p text:style-name="P69"><text:s text:c="3"/>d. Select the appropriate Account group 1 and Account group 2.</text:p>
      <text:p text:style-name="P69"><text:soft-page-break/><text:s text:c="3"/></text:p>
      <text:p text:style-name="P69"><text:s text:c="3"/>e. Ensure the "Type" field matches the main account (e.g., Balance sheet or Income statement).</text:p>
      <text:p text:style-name="P69"><text:s text:c="3"/></text:p>
      <text:p text:style-name="P69"><text:s text:c="3"/>f. Do not tick the "Sub-accounts" box for the sub-account.</text:p>
      <text:p text:style-name="P69"><text:s text:c="3"/></text:p>
      <text:p text:style-name="P69"><text:s text:c="3"/>g. Set the "Status" (usually "Enabled").</text:p>
      <text:p text:style-name="P69"><text:s text:c="3"/></text:p>
      <text:p text:style-name="P69"><text:s text:c="3"/>h. Choose whether it's an "Open item account" or not.</text:p>
      <text:p text:style-name="P69"><text:s text:c="3"/></text:p>
      <text:p text:style-name="P69"><text:s text:c="3"/>i. Click the "Save" button to create the sub-account.</text:p>
      <text:p text:style-name="P69"/>
      <text:p text:style-name="P69">5. Repeat step 4 for each sub-account you want to create under the main account.</text:p>
      <text:p text:style-name="P69"/>
      <text:p text:style-name="P69">Important notes:</text:p>
      <text:p text:style-name="P69"/>
      <text:p text:style-name="P69">- You can create up to 999 sub-accounts for each main account.</text:p>
      <text:p text:style-name="P69">- Main accounts with sub-accounts cannot have transactions posted directly to them. All transactions must go through the sub-accounts.</text:p>
      <text:p text:style-name="P69">- To delete a main account, you must first delete all its sub-accounts.</text:p>
      <text:p text:style-name="P69">- The total of all sub-accounts will add up to the main account balance.</text:p>
      <text:p text:style-name="P69"/>
      <text:p text:style-name="P69">Remember to save your changes after creating or modifying accounts. If you don't click the Save button, your changes will be lost.</text:p>
      <text:p text:style-name="P37"/>
      <text:h text:style-name="P7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d1303"/>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3-27T15:16:43.965000000</meta:creation-date>
    <dc:date>2026-03-03T17:21:59.544340000</dc:date>
    <meta:editing-duration>P22DT5H52M10S</meta:editing-duration>
    <meta:editing-cycles>34</meta:editing-cycles>
    <meta:generator>LibreOffice/25.2.7.2$Windows_X86_64 LibreOffice_project/5cbfd1ab6520636bb5f7b99185aa69bd7456825d</meta:generator>
    <meta:document-statistic meta:table-count="0" meta:image-count="0" meta:object-count="0" meta:page-count="20" meta:paragraph-count="294" meta:word-count="2772" meta:character-count="21275" meta:non-whitespace-character-count="16656"/>
  </office:meta>
</office:document-meta>
</file>